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logia felka żula?</text:p>
      <text:p text:style-name="Standard">Felek żul jak będzie zdesperowany to nawet zje 2 żula po mutacjach DNA będzie jeść plastik.</text:p>
      <text:p text:style-name="Standard">Biologia człowieka Emmy?</text:p>
      <text:p text:style-name="Standard">Człowiek po jedzeniu plastiku by się porzygał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7T18:15:20.99</meta:creation-date>
    <meta:document-statistic meta:table-count="0" meta:image-count="0" meta:object-count="0" meta:page-count="1" meta:paragraph-count="4" meta:word-count="29" meta:character-count="181"/>
    <dc:date>2020-12-17T18:16:59.42</dc:date>
    <meta:editing-duration>PT1M39S</meta:editing-duration>
    <meta:editing-cycles>1</meta:editing-cycles>
    <meta:generator>OpenOffice/4.1.7$Win32 OpenOffice.org_project/417m1$Build-9800</meta:generator>
  </office:meta>
</office:document-meta>
</file>